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e9b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e9b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e9b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e9b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e9b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e9b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e9b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e9b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e9b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e9b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e9b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e9b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e9b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e9b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e9b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e9b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e9b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va Samantha Ortiz Gil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6/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392438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effredy Yossi Ortiz Vallenill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47795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0.17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6" meta:non-whitespace-character-count="998"/>
    <meta:template xlink:type="simple" xlink:actuate="onRequest" xlink:title="Normal" xlink:href=""/>
  </office:meta>
</office:document-meta>
</file>